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9eb27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02481" officeooo:paragraph-rsid="0030248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66ac1" officeooo:paragraph-rsid="0030248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e031" officeooo:paragraph-rsid="0045e03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1d21f" officeooo:paragraph-rsid="0041d21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66ac1" officeooo:paragraph-rsid="00366ac1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officeooo:rsid="00470458" officeooo:paragraph-rsid="00470458" style:font-size-asian="12pt" style:font-size-complex="12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officeooo:rsid="0042636f" officeooo:paragraph-rsid="0042636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4a8138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a8138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a8138" style:font-weight-asian="bold" style:font-weight-complex="bold"/>
    </style:style>
    <style:style style:name="T1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388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347dd1"/>
    </style:style>
    <style:style style:name="T9" style:family="text">
      <style:text-properties officeooo:rsid="00366ac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d88f5" style:font-weight-asian="bold" style:font-weight-complex="bold"/>
    </style:style>
    <style:style style:name="T12" style:family="text">
      <style:text-properties fo:font-weight="bold" officeooo:rsid="00366ac1" style:font-weight-asian="bold" style:font-weight-complex="bold"/>
    </style:style>
    <style:style style:name="T13" style:family="text">
      <style:text-properties fo:font-weight="bold" officeooo:rsid="003fc643" style:font-weight-asian="bold" style:font-weight-complex="bold"/>
    </style:style>
    <style:style style:name="T14" style:family="text">
      <style:text-properties fo:font-weight="bold" officeooo:rsid="003d1c61" style:font-weight-asian="bold" style:font-weight-complex="bold"/>
    </style:style>
    <style:style style:name="T15" style:family="text">
      <style:text-properties officeooo:rsid="003d1c61"/>
    </style:style>
    <style:style style:name="T16" style:family="text">
      <style:text-properties officeooo:rsid="003d88f5"/>
    </style:style>
    <style:style style:name="T17" style:family="text">
      <style:text-properties officeooo:rsid="003fc643"/>
    </style:style>
    <style:style style:name="T18" style:family="text">
      <style:text-properties officeooo:rsid="004860c2"/>
    </style:style>
    <style:style style:name="T1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9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A1" office:value-type="string">
            <text:p text:style-name="P15">3xx - Flight</text:p>
          </table:table-cell>
          <table:table-cell table:style-name="Table1.D1" office:value-type="string">
            <text:p text:style-name="P15">4xx - A2A</text:p>
          </table:table-cell>
          <table:table-cell table:style-name="Table1.D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3"><text:span text:style-name="T5">2</text:span><text:span text:style-name="T4">0</text:span><text:span text:style-name="T5">2</text:span><text:span text:style-name="T1"> - </text:span><text:span text:style-name="T5">Ground </text:span><text:span text:style-name="T3">- </text:span><text:span text:style-name="T2">Preflight, </text:span><text:span text:style-name="T5">Performance Limits</text:span></text:p>
      <text:p text:style-name="P1"/>
      <text:p text:style-name="P3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1">Before takeoff (hot start or auto started)</text:p>
      <text:list text:style-name="L1">
        <text:list-item>
          <text:p text:style-name="P6"><text:span text:style-name="T10">Artificial horizon mode</text:span> <text:span text:style-name="T16">knob </text:span>... <text:span text:style-name="T10">DOP</text:span> <text:span text:style-name="T8">(upper instrument panel right side)</text:span></text:p>
        </text:list-item>
        <text:list-item>
          <text:p text:style-name="P7"><text:span text:style-name="T10">Flare Dispenser switch</text:span> ... <text:span text:style-name="T10">LE</text:span> = slow or <text:span text:style-name="T10">VE</text:span> = fast (center console next to pilot's left thigh)??</text:p>
        </text:list-item>
        <text:list-item>
          <text:p text:style-name="P10"><text:span text:style-name="T7">Flare Dispenser quantity switch</text:span><text:span text:style-name="T6"> ... </text:span><text:span text:style-name="T7">C/C</text:span><text:span text:style-name="T6"> = single or </text:span><text:span text:style-name="T7">SEQ</text:span><text:span text:style-name="T6"> = sequence</text:span></text:p>
        </text:list-item>
        <text:list-item>
          <text:p text:style-name="P10"><text:span text:style-name="T7">Flare Dispenser cover</text:span><text:span text:style-name="T6"> ... </text:span><text:span text:style-name="T7">Open</text:span><text:span text:style-name="T6"> (black and yellow striped cover on pilot's collective stick)</text:span></text:p>
        </text:list-item>
        <text:list-item>
          <text:p text:style-name="P6"><text:span text:style-name="T10">Radio</text:span><text:span text:style-name="T11">s</text:span> ... <text:span text:style-name="T12">On and tuned</text:span><text:span text:style-name="T9"> as needed (center lower instrument panel, press/click band button to make active radio)</text:span></text:p>
        </text:list-item>
        <text:list-item>
          <text:p text:style-name="P6"><text:span text:style-name="T13">Sand Filter</text:span><text:span text:style-name="T17"> ... </text:span><text:span text:style-name="T13">ON</text:span><text:span text:style-name="T17"> if installed</text:span> (switch above clock on pilot's lower instrument panel)</text:p>
        </text:list-item>
        <text:list-item>
          <text:p text:style-name="P6">Arm weapons <text:span text:style-name="T15">and a</text:span>ctivate TV sensor <text:span text:style-name="T15">(see </text:span><text:span text:style-name="T14">A/G weapons</text:span><text:span text:style-name="T15"> page)</text:span></text:p>
        </text:list-item>
        <text:list-item>
          <text:p text:style-name="P8">Copilot laser and missile button covers ... Open (on copilot weapon grip)</text:p>
        </text:list-item>
        <text:list-item>
          <text:p text:style-name="P9"><text:span text:style-name="T10">Lights</text:span> ... <text:span text:style-name="T10">As desired</text:span> (switches on upper center instrument panel under RWR, and ceiling)</text:p>
        </text:list-item>
      </text:list>
      <text:p text:style-name="P5"/>
      <text:p text:style-name="P2">Performance limits</text:p>
      <text:list text:style-name="L2">
        <text:list-item>
          <text:p text:style-name="P11">Main tank full is 83%, Aux tank is fuel above that amount<text:span text:style-name="T18">??</text:span></text:p>
        </text:list-item>
        <text:list-item>
          <text:p text:style-name="P12">Max landing vertical speed: 60 m/min (a bit more than the first mark under 0 on the VSI)</text:p>
        </text:list-item>
        <text:list-item>
          <text:p text:style-name="P12">Engine limits: 8-12 seconds at or above 100% torque (red light on torque meter on soli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6:18.001000000</dc:date>
    <meta:editing-duration>PT18H38M29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8" meta:word-count="248" meta:character-count="1292" meta:non-whitespace-character-count="1084"/>
  </office:meta>
</office:document-meta>
</file>